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84.5" calcext:value-type="float">
            <text:p>84,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74" calcext:value-type="float">
            <text:p>74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63" calcext:value-type="float">
            <text:p>63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frontend fornito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e pagina con boots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ione fronte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ittura documento d4</text:p>
          </table:table-cell>
          <table:table-cell table:number-columns-repeated="7"/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9T19:35:48.524258694</dc:date>
    <meta:editing-duration>PT6H21M11S</meta:editing-duration>
    <meta:editing-cycles>78</meta:editing-cycles>
    <meta:generator>LibreOffice/7.3.7.2$Linux_X86_64 LibreOffice_project/30$Build-2</meta:generator>
    <meta:document-statistic meta:table-count="1" meta:cell-count="285" meta:object-count="0"/>
  </office:meta>
</office:document-meta>
</file>